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cto" table:style-name="ta1">
        <table:shapes>
          <draw:frame draw:z-index="0" draw:style-name="gr1" draw:text-style-name="P1" svg:width="6.2988in" svg:height="3.5429in" svg:x="3.678in" svg:y="1.1764in">
            <draw:object draw:notify-on-update-of-ranges="Recto.A2:Recto.A21 Recto.B2:Recto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37in" svg:height="3.5406in" svg:x="9.1902in" svg:y="1.1406in">
            <draw:object draw:notify-on-update-of-ranges="Recto.B2:Recto.B21 Recto.C1:Recto.C1 Recto.C2:Recto.C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_S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table:formula="of:=-[.B2]/[.$F$5] + [.A2]/[.$F$5]" office:value-type="float" office:value="0.0006" calcext:value-type="float">
            <text:p>0.00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5" calcext:value-type="float">
            <text:p>0.715</text:p>
          </table:table-cell>
          <table:table-cell table:formula="of:=-[.B3]/[.$F$5] + [.A3]/[.$F$5]" office:value-type="float" office:value="0.00285" calcext:value-type="float">
            <text:p>0.00285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28" calcext:value-type="float">
            <text:p>1.228</text:p>
          </table:table-cell>
          <table:table-cell table:formula="of:=-[.B4]/[.$F$5] + [.A4]/[.$F$5]" office:value-type="float" office:value="0.00272" calcext:value-type="float">
            <text:p>0.002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84" calcext:value-type="float">
            <text:p>1.584</text:p>
          </table:table-cell>
          <table:table-cell table:formula="of:=-[.B5]/[.$F$5] + [.A5]/[.$F$5]"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_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935" calcext:value-type="float">
            <text:p>1.935</text:p>
          </table:table-cell>
          <table:table-cell table:formula="of:=-[.B6]/[.$F$5] + [.A6]/[.$F$5]" office:value-type="float" office:value="0.00565" calcext:value-type="float">
            <text:p>0.0056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62" calcext:value-type="float">
            <text:p>2.362</text:p>
          </table:table-cell>
          <table:table-cell table:formula="of:=-[.B7]/[.$F$5] + [.A7]/[.$F$5]" office:value-type="float" office:value="0.00638" calcext:value-type="float">
            <text:p>0.00638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691" calcext:value-type="float">
            <text:p>2.691</text:p>
          </table:table-cell>
          <table:table-cell table:formula="of:=-[.B8]/[.$F$5] + [.A8]/[.$F$5]" office:value-type="float" office:value="0.00809" calcext:value-type="float">
            <text:p>0.008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99" calcext:value-type="float">
            <text:p>3.099</text:p>
          </table:table-cell>
          <table:table-cell table:formula="of:=-[.B9]/[.$F$5] + [.A9]/[.$F$5]" office:value-type="float" office:value="0.00901" calcext:value-type="float">
            <text:p>0.00901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465" calcext:value-type="float">
            <text:p>3.465</text:p>
          </table:table-cell>
          <table:table-cell table:formula="of:=-[.B10]/[.$F$5] + [.A10]/[.$F$5]" office:value-type="float" office:value="0.01035" calcext:value-type="float">
            <text:p>0.0103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24" calcext:value-type="float">
            <text:p>3.824</text:p>
          </table:table-cell>
          <table:table-cell table:formula="of:=-[.B11]/[.$F$5] + [.A11]/[.$F$5]" office:value-type="float" office:value="0.01176" calcext:value-type="float">
            <text:p>0.01176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table:formula="of:=-[.B12]/[.$F$5] + [.A12]/[.$F$5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7" calcext:value-type="float">
            <text:p>4.57</text:p>
          </table:table-cell>
          <table:table-cell table:formula="of:=-[.B13]/[.$F$5] + [.A13]/[.$F$5]" office:value-type="float" office:value="0.0143" calcext:value-type="float">
            <text:p>0.0143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.01" calcext:value-type="float">
            <text:p>5.01</text:p>
          </table:table-cell>
          <table:table-cell table:formula="of:=-[.B14]/[.$F$5] + [.A14]/[.$F$5]" office:value-type="float" office:value="0.0149" calcext:value-type="float">
            <text:p>0.014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15" calcext:value-type="float">
            <text:p>5.15</text:p>
          </table:table-cell>
          <table:table-cell table:formula="of:=-[.B15]/[.$F$5] + [.A15]/[.$F$5]" office:value-type="float" office:value="0.0185" calcext:value-type="float">
            <text:p>0.0185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.17" calcext:value-type="float">
            <text:p>5.17</text:p>
          </table:table-cell>
          <table:table-cell table:formula="of:=-[.B16]/[.$F$5] + [.A16]/[.$F$5]" office:value-type="float" office:value="0.0233" calcext:value-type="float">
            <text:p>0.02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19" calcext:value-type="float">
            <text:p>5.19</text:p>
          </table:table-cell>
          <table:table-cell table:formula="of:=-[.B17]/[.$F$5] + [.A17]/[.$F$5]" office:value-type="float" office:value="0.0281" calcext:value-type="float">
            <text:p>0.0281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5.21" calcext:value-type="float">
            <text:p>5.21</text:p>
          </table:table-cell>
          <table:table-cell table:formula="of:=-[.B18]/[.$F$5] + [.A18]/[.$F$5]" office:value-type="float" office:value="0.0329" calcext:value-type="float">
            <text:p>0.032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22" calcext:value-type="float">
            <text:p>5.22</text:p>
          </table:table-cell>
          <table:table-cell table:formula="of:=-[.B19]/[.$F$5] + [.A19]/[.$F$5]" office:value-type="float" office:value="0.0378" calcext:value-type="float">
            <text:p>0.0378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5.23" calcext:value-type="float">
            <text:p>5.23</text:p>
          </table:table-cell>
          <table:table-cell table:formula="of:=-[.B20]/[.$F$5] + [.A20]/[.$F$5]" office:value-type="float" office:value="0.0427" calcext:value-type="float">
            <text:p>0.042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25" calcext:value-type="float">
            <text:p>5.25</text:p>
          </table:table-cell>
          <table:table-cell table:formula="of:=-[.B21]/[.$F$5] + [.A21]/[.$F$5]" office:value-type="float" office:value="0.0475" calcext:value-type="float">
            <text:p>0.0475</text:p>
          </table:table-cell>
          <table:table-cell table:number-columns-repeated="3"/>
        </table:table-row>
      </table:table>
      <table:table table:name="renton't" table:style-name="ta1">
        <table:shapes>
          <draw:frame draw:z-index="0" draw:style-name="gr1" draw:text-style-name="P1" svg:width="6.2906in" svg:height="3.5335in" svg:x="3.8748in" svg:y="1.9661in">
            <draw:object draw:notify-on-update-of-ranges="'renton''t'.A2:'renton''t'.A21 'renton''t'.B2:'renton''t'.B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72in" svg:height="3.5445in" svg:x="10.3417in" svg:y="1.787in">
            <draw:object draw:notify-on-update-of-ranges="'renton''t'.B2:'renton''t'.B22 'renton''t'.C2:'renton''t'.C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_S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13" calcext:value-type="float">
            <text:p>0.113</text:p>
          </table:table-cell>
          <table:table-cell table:formula="of:=-[.B2]/[.$F$5] + [.A2]/[.$F$5]" office:value-type="float" office:value="-0.00013" calcext:value-type="float">
            <text:p>-0.00013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table:formula="of:=-[.B3]/[.$F$5] + [.A3]/[.$F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78" calcext:value-type="float">
            <text:p>0.278</text:p>
          </table:table-cell>
          <table:table-cell table:formula="of:=-[.B4]/[.$F$5] + [.A4]/[.$F$5]" office:value-type="float" office:value="0.00022" calcext:value-type="float">
            <text:p>0.0002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table:formula="of:=-[.B5]/[.$F$5] + [.A5]/[.$F$5]" office:value-type="float" office:value="0.0008" calcext:value-type="float">
            <text:p>0.0008</text:p>
          </table:table-cell>
          <table:table-cell/>
          <table:table-cell office:value-type="string" calcext:value-type="string">
            <text:p>R_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29" calcext:value-type="float">
            <text:p>0.529</text:p>
          </table:table-cell>
          <table:table-cell table:formula="of:=-[.B6]/[.$F$5] + [.A6]/[.$F$5]" office:value-type="float" office:value="0.00071" calcext:value-type="float">
            <text:p>0.0007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32" calcext:value-type="float">
            <text:p>0.632</text:p>
          </table:table-cell>
          <table:table-cell table:formula="of:=-[.B7]/[.$F$5] + [.A7]/[.$F$5]" office:value-type="float" office:value="0.00168" calcext:value-type="float">
            <text:p>0.001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1" calcext:value-type="float">
            <text:p>0.711</text:p>
          </table:table-cell>
          <table:table-cell table:formula="of:=-[.B8]/[.$F$5] + [.A8]/[.$F$5]" office:value-type="float" office:value="0.00289" calcext:value-type="float">
            <text:p>0.00289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47" calcext:value-type="float">
            <text:p>0.747</text:p>
          </table:table-cell>
          <table:table-cell table:formula="of:=-[.B9]/[.$F$5] + [.A9]/[.$F$5]" office:value-type="float" office:value="0.00453" calcext:value-type="float">
            <text:p>0.00453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76" calcext:value-type="float">
            <text:p>0.76</text:p>
          </table:table-cell>
          <table:table-cell table:formula="of:=-[.B10]/[.$F$5] + [.A10]/[.$F$5]" office:value-type="float" office:value="0.0064" calcext:value-type="float">
            <text:p>0.0064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765" calcext:value-type="float">
            <text:p>0.765</text:p>
          </table:table-cell>
          <table:table-cell table:formula="of:=-[.B11]/[.$F$5] + [.A11]/[.$F$5]" office:value-type="float" office:value="0.00735" calcext:value-type="float">
            <text:p>0.007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3" calcext:value-type="float">
            <text:p>0.783</text:p>
          </table:table-cell>
          <table:table-cell table:formula="of:=-[.B12]/[.$F$5] + [.A12]/[.$F$5]" office:value-type="float" office:value="0.01217" calcext:value-type="float">
            <text:p>0.01217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793" calcext:value-type="float">
            <text:p>0.793</text:p>
          </table:table-cell>
          <table:table-cell table:formula="of:=-[.B13]/[.$F$5] + [.A13]/[.$F$5]" office:value-type="float" office:value="0.01707" calcext:value-type="float">
            <text:p>0.0170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1" calcext:value-type="float">
            <text:p>0.801</text:p>
          </table:table-cell>
          <table:table-cell table:formula="of:=-[.B14]/[.$F$5] + [.A14]/[.$F$5]" office:value-type="float" office:value="0.02199" calcext:value-type="float">
            <text:p>0.02199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806" calcext:value-type="float">
            <text:p>0.806</text:p>
          </table:table-cell>
          <table:table-cell table:formula="of:=-[.B15]/[.$F$5] + [.A15]/[.$F$5]" office:value-type="float" office:value="0.02694" calcext:value-type="float">
            <text:p>0.0269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2" calcext:value-type="float">
            <text:p>0.812</text:p>
          </table:table-cell>
          <table:table-cell table:formula="of:=-[.B16]/[.$F$5] + [.A16]/[.$F$5]" office:value-type="float" office:value="0.03188" calcext:value-type="float">
            <text:p>0.03188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817" calcext:value-type="float">
            <text:p>0.817</text:p>
          </table:table-cell>
          <table:table-cell table:formula="of:=-[.B17]/[.$F$5] + [.A17]/[.$F$5]" office:value-type="float" office:value="0.03683" calcext:value-type="float">
            <text:p>0.0368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" calcext:value-type="float">
            <text:p>0.82</text:p>
          </table:table-cell>
          <table:table-cell table:formula="of:=-[.B18]/[.$F$5] + [.A18]/[.$F$5]" office:value-type="float" office:value="0.0418" calcext:value-type="float">
            <text:p>0.0418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823" calcext:value-type="float">
            <text:p>0.823</text:p>
          </table:table-cell>
          <table:table-cell table:formula="of:=-[.B19]/[.$F$5] + [.A19]/[.$F$5]" office:value-type="float" office:value="0.04677" calcext:value-type="float">
            <text:p>0.0467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6" calcext:value-type="float">
            <text:p>0.826</text:p>
          </table:table-cell>
          <table:table-cell table:formula="of:=-[.B20]/[.$F$5] + [.A20]/[.$F$5]" office:value-type="float" office:value="0.05174" calcext:value-type="float">
            <text:p>0.05174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83" calcext:value-type="float">
            <text:p>0.83</text:p>
          </table:table-cell>
          <table:table-cell table:formula="of:=-[.B21]/[.$F$5] + [.A21]/[.$F$5]" office:value-type="float" office:value="0.0567" calcext:value-type="float">
            <text:p>0.05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32" calcext:value-type="float">
            <text:p>0.832</text:p>
          </table:table-cell>
          <table:table-cell table:formula="of:=-[.B22]/[.$F$5] + [.A22]/[.$F$5]" office:value-type="float" office:value="0.06168" calcext:value-type="float">
            <text:p>0.06168</text:p>
          </table:table-cell>
          <table:table-cell table:number-columns-repeated="3"/>
        </table:table-row>
      </table:table>
      <table:table table:name="2recto" table:style-name="ta1">
        <table:shapes>
          <draw:frame draw:z-index="0" draw:style-name="gr1" draw:text-style-name="P1" svg:width="6.2906in" svg:height="3.5335in" svg:x="3.5512in" svg:y="1.0224in">
            <draw:object draw:notify-on-update-of-ranges="2recto.A2:2recto.A26 2recto.B2:2recto.B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41in" svg:height="3.5409in" svg:x="9.061in" svg:y="0.874in">
            <draw:object draw:notify-on-update-of-ranges="2recto.B2:2recto.B25 2recto.C2:2recto.C2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_S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91" calcext:value-type="float">
            <text:p>0.391</text:p>
          </table:table-cell>
          <table:table-cell table:formula="of:=-[.B2]/[.$F$5] + [.A2]/[.$F$5]" office:value-type="float" office:value="0.00109" calcext:value-type="float">
            <text:p>0.0010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1" calcext:value-type="float">
            <text:p>0.791</text:p>
          </table:table-cell>
          <table:table-cell table:formula="of:=-[.B3]/[.$F$5] + [.A3]/[.$F$5]" office:value-type="float" office:value="0.00209" calcext:value-type="float">
            <text:p>0.00209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159" calcext:value-type="float">
            <text:p>1.159</text:p>
          </table:table-cell>
          <table:table-cell table:formula="of:=-[.B4]/[.$F$5] + [.A4]/[.$F$5]" office:value-type="float" office:value="0.00341" calcext:value-type="float">
            <text:p>0.003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86" calcext:value-type="float">
            <text:p>1.586</text:p>
          </table:table-cell>
          <table:table-cell table:formula="of:=-[.B5]/[.$F$5] + [.A5]/[.$F$5]" office:value-type="float" office:value="0.00414" calcext:value-type="float">
            <text:p>0.00414</text:p>
          </table:table-cell>
          <table:table-cell/>
          <table:table-cell office:value-type="string" calcext:value-type="string">
            <text:p>R_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939" calcext:value-type="float">
            <text:p>1.939</text:p>
          </table:table-cell>
          <table:table-cell table:formula="of:=-[.B6]/[.$F$5] + [.A6]/[.$F$5]" office:value-type="float" office:value="0.00561" calcext:value-type="float">
            <text:p>0.0056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48" calcext:value-type="float">
            <text:p>2.348</text:p>
          </table:table-cell>
          <table:table-cell table:formula="of:=-[.B7]/[.$F$5] + [.A7]/[.$F$5]" office:value-type="float" office:value="0.00652" calcext:value-type="float">
            <text:p>0.00652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685" calcext:value-type="float">
            <text:p>2.685</text:p>
          </table:table-cell>
          <table:table-cell table:formula="of:=-[.B8]/[.$F$5] + [.A8]/[.$F$5]" office:value-type="float" office:value="0.00815" calcext:value-type="float">
            <text:p>0.008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9" calcext:value-type="float">
            <text:p>3.09</text:p>
          </table:table-cell>
          <table:table-cell table:formula="of:=-[.B9]/[.$F$5] + [.A9]/[.$F$5]" office:value-type="float" office:value="0.0091" calcext:value-type="float">
            <text:p>0.0091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454" calcext:value-type="float">
            <text:p>3.454</text:p>
          </table:table-cell>
          <table:table-cell table:formula="of:=-[.B10]/[.$F$5] + [.A10]/[.$F$5]" office:value-type="float" office:value="0.01046" calcext:value-type="float">
            <text:p>0.0104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96" calcext:value-type="float">
            <text:p>3.896</text:p>
          </table:table-cell>
          <table:table-cell table:formula="of:=-[.B11]/[.$F$5] + [.A11]/[.$F$5]" office:value-type="float" office:value="0.01104" calcext:value-type="float">
            <text:p>0.01104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8" calcext:value-type="float">
            <text:p>4.28</text:p>
          </table:table-cell>
          <table:table-cell table:formula="of:=-[.B12]/[.$F$5] + [.A12]/[.$F$5]" office:value-type="float" office:value="0.0122" calcext:value-type="float">
            <text:p>0.012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64" calcext:value-type="float">
            <text:p>4.64</text:p>
          </table:table-cell>
          <table:table-cell table:formula="of:=-[.B13]/[.$F$5] + [.A13]/[.$F$5]" office:value-type="float" office:value="0.0136" calcext:value-type="float">
            <text:p>0.0136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96" calcext:value-type="float">
            <text:p>4.96</text:p>
          </table:table-cell>
          <table:table-cell table:formula="of:=-[.B14]/[.$F$5] + [.A14]/[.$F$5]" office:value-type="float" office:value="0.0154" calcext:value-type="float">
            <text:p>0.015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37" calcext:value-type="float">
            <text:p>5.37</text:p>
          </table:table-cell>
          <table:table-cell table:formula="of:=-[.B15]/[.$F$5] + [.A15]/[.$F$5]" office:value-type="float" office:value="0.0163" calcext:value-type="float">
            <text:p>0.0163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.8" calcext:value-type="float">
            <text:p>5.8</text:p>
          </table:table-cell>
          <table:table-cell table:formula="of:=-[.B16]/[.$F$5] + [.A16]/[.$F$5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16" calcext:value-type="float">
            <text:p>6.16</text:p>
          </table:table-cell>
          <table:table-cell table:formula="of:=-[.B17]/[.$F$5] + [.A17]/[.$F$5]" office:value-type="float" office:value="0.0184" calcext:value-type="float">
            <text:p>0.0184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6.49" calcext:value-type="float">
            <text:p>6.49</text:p>
          </table:table-cell>
          <table:table-cell table:formula="of:=-[.B18]/[.$F$5] + [.A18]/[.$F$5]" office:value-type="float" office:value="0.0201" calcext:value-type="float">
            <text:p>0.020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72" calcext:value-type="float">
            <text:p>6.72</text:p>
          </table:table-cell>
          <table:table-cell table:formula="of:=-[.B19]/[.$F$5] + [.A19]/[.$F$5]" office:value-type="float" office:value="0.0228" calcext:value-type="float">
            <text:p>0.0228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6.75" calcext:value-type="float">
            <text:p>6.75</text:p>
          </table:table-cell>
          <table:table-cell table:formula="of:=-[.B20]/[.$F$5] + [.A20]/[.$F$5]" office:value-type="float" office:value="0.0275" calcext:value-type="float">
            <text:p>0.027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77" calcext:value-type="float">
            <text:p>6.77</text:p>
          </table:table-cell>
          <table:table-cell table:formula="of:=-[.B21]/[.$F$5] + [.A21]/[.$F$5]" office:value-type="float" office:value="0.0323" calcext:value-type="float">
            <text:p>0.0323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.81" calcext:value-type="float">
            <text:p>6.81</text:p>
          </table:table-cell>
          <table:table-cell table:formula="of:=-[.B22]/[.$F$5] + [.A22]/[.$F$5]" office:value-type="float" office:value="0.0369" calcext:value-type="float">
            <text:p>0.036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83" calcext:value-type="float">
            <text:p>6.83</text:p>
          </table:table-cell>
          <table:table-cell table:formula="of:=-[.B23]/[.$F$5] + [.A23]/[.$F$5]" office:value-type="float" office:value="0.0417" calcext:value-type="float">
            <text:p>0.0417</text:p>
          </table:table-cell>
          <table:table-cell table:number-columns-repeated="3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6.85" calcext:value-type="float">
            <text:p>6.85</text:p>
          </table:table-cell>
          <table:table-cell table:formula="of:=-[.B24]/[.$F$5] + [.A24]/[.$F$5]" office:value-type="float" office:value="0.0465" calcext:value-type="float">
            <text:p>0.046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88" calcext:value-type="float">
            <text:p>6.88</text:p>
          </table:table-cell>
          <table:table-cell table:formula="of:=-[.B25]/[.$F$5] + [.A25]/[.$F$5]" office:value-type="float" office:value="0.0512" calcext:value-type="float">
            <text:p>0.0512</text:p>
          </table:table-cell>
          <table:table-cell table:number-columns-repeated="3"/>
        </table:table-row>
      </table:table>
      <table:table table:name="2recton't" table:style-name="ta1">
        <table:shapes>
          <draw:frame draw:z-index="0" draw:style-name="gr1" draw:text-style-name="P1" svg:width="6.2988in" svg:height="3.5429in" svg:x="3.8866in" svg:y="1.2433in">
            <draw:object draw:notify-on-update-of-ranges="'2recton''t'.A2:'2recton''t'.A25 '2recton''t'.B2:'2recton''t'.B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37in" svg:height="3.5406in" svg:x="9.6059in" svg:y="1.348in">
            <draw:object draw:notify-on-update-of-ranges="'2recton''t'.B2:'2recton''t'.B27 '2recton''t'.C2:'2recton''t'.C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_S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table:formula="of:=-[.B2]/[.$F$5] + [.A2]/[.$F$5]" office:value-type="float" office:value="0.00013" calcext:value-type="float">
            <text:p>0.00013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96" calcext:value-type="float">
            <text:p>0.196</text:p>
          </table:table-cell>
          <table:table-cell table:formula="of:=-[.B3]/[.$F$5] + [.A3]/[.$F$5]" office:value-type="float" office:value="0.0000400000000000001" calcext:value-type="float">
            <text:p>0.000040000000000000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77" calcext:value-type="float">
            <text:p>0.277</text:p>
          </table:table-cell>
          <table:table-cell table:formula="of:=-[.B4]/[.$F$5] + [.A4]/[.$F$5]" office:value-type="float" office:value="0.00023" calcext:value-type="float">
            <text:p>0.00023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49" calcext:value-type="float">
            <text:p>0.349</text:p>
          </table:table-cell>
          <table:table-cell table:formula="of:=-[.B5]/[.$F$5] + [.A5]/[.$F$5]" office:value-type="float" office:value="0.000510000000000001" calcext:value-type="float">
            <text:p>0.000510000000000001</text:p>
          </table:table-cell>
          <table:table-cell/>
          <table:table-cell office:value-type="string" calcext:value-type="string">
            <text:p>R_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table:formula="of:=-[.B6]/[.$F$5] + [.A6]/[.$F$5]" office:value-type="float" office:value="0.0011" calcext:value-type="float">
            <text:p>0.0011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12" calcext:value-type="float">
            <text:p>0.512</text:p>
          </table:table-cell>
          <table:table-cell table:formula="of:=-[.B7]/[.$F$5] + [.A7]/[.$F$5]" office:value-type="float" office:value="0.00088" calcext:value-type="float">
            <text:p>0.00088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51" calcext:value-type="float">
            <text:p>0.551</text:p>
          </table:table-cell>
          <table:table-cell table:formula="of:=-[.B8]/[.$F$5] + [.A8]/[.$F$5]" office:value-type="float" office:value="0.00149" calcext:value-type="float">
            <text:p>0.00149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36" calcext:value-type="float">
            <text:p>0.636</text:p>
          </table:table-cell>
          <table:table-cell table:formula="of:=-[.B9]/[.$F$5] + [.A9]/[.$F$5]" office:value-type="float" office:value="0.00164" calcext:value-type="float">
            <text:p>0.00164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formula="of:=-[.B10]/[.$F$5] + [.A10]/[.$F$5]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6" calcext:value-type="float">
            <text:p>0.706</text:p>
          </table:table-cell>
          <table:table-cell table:formula="of:=-[.B11]/[.$F$5] + [.A11]/[.$F$5]" office:value-type="float" office:value="0.00294" calcext:value-type="float">
            <text:p>0.00294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32" calcext:value-type="float">
            <text:p>0.732</text:p>
          </table:table-cell>
          <table:table-cell table:formula="of:=-[.B12]/[.$F$5] + [.A12]/[.$F$5]" office:value-type="float" office:value="0.00368" calcext:value-type="float">
            <text:p>0.00368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43" calcext:value-type="float">
            <text:p>0.743</text:p>
          </table:table-cell>
          <table:table-cell table:formula="of:=-[.B13]/[.$F$5] + [.A13]/[.$F$5]" office:value-type="float" office:value="0.00457" calcext:value-type="float">
            <text:p>0.00457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759" calcext:value-type="float">
            <text:p>0.759</text:p>
          </table:table-cell>
          <table:table-cell table:formula="of:=-[.B14]/[.$F$5] + [.A14]/[.$F$5]" office:value-type="float" office:value="0.00741" calcext:value-type="float">
            <text:p>0.007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5" calcext:value-type="float">
            <text:p>0.775</text:p>
          </table:table-cell>
          <table:table-cell table:formula="of:=-[.B15]/[.$F$5] + [.A15]/[.$F$5]" office:value-type="float" office:value="0.01225" calcext:value-type="float">
            <text:p>0.01225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787" calcext:value-type="float">
            <text:p>0.787</text:p>
          </table:table-cell>
          <table:table-cell table:formula="of:=-[.B16]/[.$F$5] + [.A16]/[.$F$5]" office:value-type="float" office:value="0.01713" calcext:value-type="float">
            <text:p>0.0171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6" calcext:value-type="float">
            <text:p>0.796</text:p>
          </table:table-cell>
          <table:table-cell table:formula="of:=-[.B17]/[.$F$5] + [.A17]/[.$F$5]" office:value-type="float" office:value="0.02204" calcext:value-type="float">
            <text:p>0.02204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801" calcext:value-type="float">
            <text:p>0.801</text:p>
          </table:table-cell>
          <table:table-cell table:formula="of:=-[.B18]/[.$F$5] + [.A18]/[.$F$5]" office:value-type="float" office:value="0.02699" calcext:value-type="float">
            <text:p>0.0269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9" calcext:value-type="float">
            <text:p>0.809</text:p>
          </table:table-cell>
          <table:table-cell table:formula="of:=-[.B19]/[.$F$5] + [.A19]/[.$F$5]" office:value-type="float" office:value="0.03191" calcext:value-type="float">
            <text:p>0.03191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814" calcext:value-type="float">
            <text:p>0.814</text:p>
          </table:table-cell>
          <table:table-cell table:formula="of:=-[.B20]/[.$F$5] + [.A20]/[.$F$5]" office:value-type="float" office:value="0.03686" calcext:value-type="float">
            <text:p>0.0368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19" calcext:value-type="float">
            <text:p>0.819</text:p>
          </table:table-cell>
          <table:table-cell table:formula="of:=-[.B21]/[.$F$5] + [.A21]/[.$F$5]" office:value-type="float" office:value="0.04181" calcext:value-type="float">
            <text:p>0.04181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822" calcext:value-type="float">
            <text:p>0.822</text:p>
          </table:table-cell>
          <table:table-cell table:formula="of:=-[.B22]/[.$F$5] + [.A22]/[.$F$5]" office:value-type="float" office:value="0.04678" calcext:value-type="float">
            <text:p>0.0467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6" calcext:value-type="float">
            <text:p>0.826</text:p>
          </table:table-cell>
          <table:table-cell table:formula="of:=-[.B23]/[.$F$5] + [.A23]/[.$F$5]" office:value-type="float" office:value="0.05174" calcext:value-type="float">
            <text:p>0.05174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828" calcext:value-type="float">
            <text:p>0.828</text:p>
          </table:table-cell>
          <table:table-cell table:formula="of:=-[.B24]/[.$F$5] + [.A24]/[.$F$5]" office:value-type="float" office:value="0.05672" calcext:value-type="float">
            <text:p>0.0567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37" calcext:value-type="float">
            <text:p>0.837</text:p>
          </table:table-cell>
          <table:table-cell table:formula="of:=-[.B25]/[.$F$5] + [.A25]/[.$F$5]" office:value-type="float" office:value="0.06163" calcext:value-type="float">
            <text:p>0.06163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837" calcext:value-type="float">
            <text:p>0.837</text:p>
          </table:table-cell>
          <table:table-cell table:formula="of:=-[.B26]/[.$F$5] + [.A26]/[.$F$5]" office:value-type="float" office:value="0.06663" calcext:value-type="float">
            <text:p>0.0666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" calcext:value-type="float">
            <text:p>0.84</text:p>
          </table:table-cell>
          <table:table-cell table:formula="of:=-[.B27]/[.$F$5] + [.A27]/[.$F$5]" office:value-type="float" office:value="0.0716" calcext:value-type="float">
            <text:p>0.07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 style:data-style-name="N2" text:time-value="23:03:49.8926022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8:40:30.834380615</meta:creation-date>
    <dc:date>2023-09-14T09:48:01.740146701</dc:date>
    <meta:editing-duration>PT1H7M36S</meta:editing-duration>
    <meta:editing-cycles>2</meta:editing-cycles>
    <meta:generator>LibreOffice/7.6.0.3$Linux_X86_64 LibreOffice_project/60$Build-3</meta:generator>
    <meta:document-statistic meta:table-count="4" meta:cell-count="293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Recto.A2:Recto.B21" svg:x="0.32cm" svg:y="0.18cm" svg:width="13.097cm" svg:height="8.64cm">
          <chart:coordinate-region svg:x="0.756cm" svg:y="0.379cm" svg:width="12.47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cto.B2:Recto.B21" chart:class="chart:scatter">
            <chart:domain table:cell-range-address="Recto.A2:Recto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Recto.A2:Recto.A21</svg:desc>
                </draw:g>
              </table:table-cell>
              <table:table-cell office:value-type="float" office:value="0.44">
                <text:p>0.44</text:p>
                <draw:g>
                  <svg:desc>Recto.B2:Recto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935">
                <text:p>1.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362">
                <text:p>2.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.691">
                <text:p>2.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.099">
                <text:p>3.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3.465">
                <text:p>3.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.824">
                <text:p>3.8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5.25">
                <text:p>5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8.976cm" xlink:href=".." xlink:type="simple" chart:class="chart:scatter" chart:style-name="ch1">
        <chart:legend chart:legend-position="end" svg:x="13.716cm" svg:y="4.189cm" style:legend-expansion="high" chart:style-name="ch2"/>
        <chart:plot-area chart:style-name="ch3" table:cell-range-address="'renton''t'.A2:'renton''t'.B21" svg:x="0.319cm" svg:y="0.179cm" svg:width="13.078cm" svg:height="8.618cm">
          <chart:coordinate-region svg:x="1.046cm" svg:y="0.379cm" svg:width="12.257cm" svg:height="7.7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nton''t'.B2:'renton''t'.B21" chart:class="chart:scatter">
            <chart:domain table:cell-range-address="'renton''t'.A2:'renton''t'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renton''t'.A2:'renton''t'.A21</svg:desc>
                </draw:g>
              </table:table-cell>
              <table:table-cell office:value-type="float" office:value="0.113">
                <text:p>0.113</text:p>
                <draw:g>
                  <svg:desc>'renton''t'.B2:'renton''t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">
                <text:p>1.2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">
                <text:p>2.5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">
                <text:p>5.5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5">
                <text:p>6.5</text:p>
              </table:table-cell>
              <table:table-cell office:value-type="float" office:value="0.83">
                <text:p>0.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8.976cm" xlink:href=".." xlink:type="simple" chart:class="chart:scatter" chart:style-name="ch1">
        <chart:legend chart:legend-position="end" svg:x="13.716cm" svg:y="4.189cm" style:legend-expansion="high" chart:style-name="ch2"/>
        <chart:plot-area chart:style-name="ch3" table:cell-range-address="2recto.A2:2recto.B26" svg:x="0.319cm" svg:y="0.179cm" svg:width="13.078cm" svg:height="8.618cm">
          <chart:coordinate-region svg:x="0.755cm" svg:y="0.378cm" svg:width="12.455cm" svg:height="7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recto.B2:2recto.B26" chart:class="chart:scatter">
            <chart:domain table:cell-range-address="2recto.A2:2recto.A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2recto.A2:2recto.A26</svg:desc>
                </draw:g>
              </table:table-cell>
              <table:table-cell office:value-type="float" office:value="0.391">
                <text:p>0.391</text:p>
                <draw:g>
                  <svg:desc>2recto.B2:2recto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586">
                <text:p>1.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939">
                <text:p>1.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348">
                <text:p>2.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.685">
                <text:p>2.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3.454">
                <text:p>3.4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.896">
                <text:p>3.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2recton''t'.A2:'2recton''t'.B25" svg:x="0.32cm" svg:y="0.18cm" svg:width="13.097cm" svg:height="8.64cm">
          <chart:coordinate-region svg:x="1.047cm" svg:y="0.379cm" svg:width="12.27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recton''t'.B2:'2recton''t'.B25" chart:class="chart:scatter">
            <chart:domain table:cell-range-address="'2recton''t'.A2:'2recton''t'.A25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2recton''t'.A2:'2recton''t'.A25</svg:desc>
                </draw:g>
              </table:table-cell>
              <table:table-cell office:value-type="float" office:value="0.087">
                <text:p>0.087</text:p>
                <draw:g>
                  <svg:desc>'2recton''t'.B2:'2recton''t'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">
                <text:p>2.5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">
                <text:p>3.5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">
                <text:p>4.5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">
                <text:p>5.5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5">
                <text:p>6.5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.837">
                <text:p>0.8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4cm" xlink:href=".." xlink:type="simple" chart:class="chart:scatter" chart:style-name="ch1">
        <chart:legend chart:legend-position="end" svg:x="13.733cm" svg:y="4.203cm" style:legend-expansion="high" chart:style-name="ch2"/>
        <chart:plot-area chart:style-name="ch3" table:cell-range-address="'renton''t'.B2:'renton''t'.C22" svg:x="0.319cm" svg:y="0.18cm" svg:width="13.095cm" svg:height="8.644cm">
          <chart:coordinate-region svg:x="1.337cm" svg:y="0.38cm" svg:width="11.837cm" svg:height="8.2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nton''t'.C2:'renton''t'.C22" chart:class="chart:scatter">
            <chart:domain table:cell-range-address="'renton''t'.B2:'renton''t'.B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3">
                <text:p>0.113</text:p>
                <draw:g>
                  <svg:desc>'renton''t'.B2:'renton''t'.B22</svg:desc>
                </draw:g>
              </table:table-cell>
              <table:table-cell office:value-type="float" office:value="-0.00013">
                <text:p>-0.00013</text:p>
                <draw:g>
                  <svg:desc>'renton''t'.C2:'renton''t'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">
                <text:p>0.4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9">
                <text:p>0.529</text:p>
              </table:table-cell>
              <table:table-cell office:value-type="float" office:value="0.00071">
                <text:p>0.00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2">
                <text:p>0.632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1">
                <text:p>0.711</text:p>
              </table:table-cell>
              <table:table-cell office:value-type="float" office:value="0.00289">
                <text:p>0.00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7">
                <text:p>0.747</text:p>
              </table:table-cell>
              <table:table-cell office:value-type="float" office:value="0.00453">
                <text:p>0.00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5">
                <text:p>0.765</text:p>
              </table:table-cell>
              <table:table-cell office:value-type="float" office:value="0.00735">
                <text:p>0.00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3">
                <text:p>0.783</text:p>
              </table:table-cell>
              <table:table-cell office:value-type="float" office:value="0.01217">
                <text:p>0.01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93">
                <text:p>0.793</text:p>
              </table:table-cell>
              <table:table-cell office:value-type="float" office:value="0.01707">
                <text:p>0.01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01">
                <text:p>0.801</text:p>
              </table:table-cell>
              <table:table-cell office:value-type="float" office:value="0.02199">
                <text:p>0.02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6">
                <text:p>0.806</text:p>
              </table:table-cell>
              <table:table-cell office:value-type="float" office:value="0.02694">
                <text:p>0.026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12">
                <text:p>0.812</text:p>
              </table:table-cell>
              <table:table-cell office:value-type="float" office:value="0.03188">
                <text:p>0.03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7">
                <text:p>0.817</text:p>
              </table:table-cell>
              <table:table-cell office:value-type="float" office:value="0.03683">
                <text:p>0.036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2">
                <text:p>0.82</text:p>
              </table:table-cell>
              <table:table-cell office:value-type="float" office:value="0.0418">
                <text:p>0.0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23">
                <text:p>0.823</text:p>
              </table:table-cell>
              <table:table-cell office:value-type="float" office:value="0.04677">
                <text:p>0.046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26">
                <text:p>0.826</text:p>
              </table:table-cell>
              <table:table-cell office:value-type="float" office:value="0.05174">
                <text:p>0.05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">
                <text:p>0.83</text:p>
              </table:table-cell>
              <table:table-cell office:value-type="float" office:value="0.0567">
                <text:p>0.0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2">
                <text:p>0.832</text:p>
              </table:table-cell>
              <table:table-cell office:value-type="float" office:value="0.06168">
                <text:p>0.061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scatter" chart:style-name="ch1">
        <chart:legend chart:legend-position="end" svg:x="13.724cm" svg:y="4.198cm" style:legend-expansion="high" chart:style-name="ch2"/>
        <chart:plot-area chart:style-name="ch3" table:cell-range-address="'2recton''t'.B2:'2recton''t'.C27" svg:x="0.319cm" svg:y="0.179cm" svg:width="13.086cm" svg:height="8.636cm">
          <chart:coordinate-region svg:x="1.231cm" svg:y="0.378cm" svg:width="11.934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recton''t'.C2:'2recton''t'.C27" chart:class="chart:scatter">
            <chart:domain table:cell-range-address="'2recton''t'.B2:'2recton''t'.B27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7">
                <text:p>0.087</text:p>
                <draw:g>
                  <svg:desc>'2recton''t'.B2:'2recton''t'.B27</svg:desc>
                </draw:g>
              </table:table-cell>
              <table:table-cell office:value-type="float" office:value="0.00013">
                <text:p>0.00013</text:p>
                <draw:g>
                  <svg:desc>'2recton''t'.C2:'2recton''t'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6">
                <text:p>0.196</text:p>
              </table:table-cell>
              <table:table-cell office:value-type="float" office:value="0.0000400000000000001">
                <text:p>0.0000400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7">
                <text:p>0.277</text:p>
              </table:table-cell>
              <table:table-cell office:value-type="float" office:value="0.00023">
                <text:p>0.00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9">
                <text:p>0.349</text:p>
              </table:table-cell>
              <table:table-cell office:value-type="float" office:value="0.000510000000000001">
                <text:p>0.00051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">
                <text:p>0.39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2">
                <text:p>0.512</text:p>
              </table:table-cell>
              <table:table-cell office:value-type="float" office:value="0.00088">
                <text:p>0.00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1">
                <text:p>0.551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6">
                <text:p>0.636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6">
                <text:p>0.706</text:p>
              </table:table-cell>
              <table:table-cell office:value-type="float" office:value="0.00294">
                <text:p>0.002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2">
                <text:p>0.732</text:p>
              </table:table-cell>
              <table:table-cell office:value-type="float" office:value="0.00368">
                <text:p>0.00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00457">
                <text:p>0.00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9">
                <text:p>0.759</text:p>
              </table:table-cell>
              <table:table-cell office:value-type="float" office:value="0.00741">
                <text:p>0.00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5">
                <text:p>0.775</text:p>
              </table:table-cell>
              <table:table-cell office:value-type="float" office:value="0.01225">
                <text:p>0.01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7">
                <text:p>0.787</text:p>
              </table:table-cell>
              <table:table-cell office:value-type="float" office:value="0.01713">
                <text:p>0.01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6">
                <text:p>0.796</text:p>
              </table:table-cell>
              <table:table-cell office:value-type="float" office:value="0.02204">
                <text:p>0.02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1">
                <text:p>0.801</text:p>
              </table:table-cell>
              <table:table-cell office:value-type="float" office:value="0.02699">
                <text:p>0.02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09">
                <text:p>0.809</text:p>
              </table:table-cell>
              <table:table-cell office:value-type="float" office:value="0.03191">
                <text:p>0.031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14">
                <text:p>0.814</text:p>
              </table:table-cell>
              <table:table-cell office:value-type="float" office:value="0.03686">
                <text:p>0.03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19">
                <text:p>0.819</text:p>
              </table:table-cell>
              <table:table-cell office:value-type="float" office:value="0.04181">
                <text:p>0.04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2">
                <text:p>0.822</text:p>
              </table:table-cell>
              <table:table-cell office:value-type="float" office:value="0.04678">
                <text:p>0.046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6">
                <text:p>0.826</text:p>
              </table:table-cell>
              <table:table-cell office:value-type="float" office:value="0.05174">
                <text:p>0.05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28">
                <text:p>0.828</text:p>
              </table:table-cell>
              <table:table-cell office:value-type="float" office:value="0.05672">
                <text:p>0.05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37">
                <text:p>0.837</text:p>
              </table:table-cell>
              <table:table-cell office:value-type="float" office:value="0.06163">
                <text:p>0.061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7">
                <text:p>0.837</text:p>
              </table:table-cell>
              <table:table-cell office:value-type="float" office:value="0.06663">
                <text:p>0.066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4">
                <text:p>0.84</text:p>
              </table:table-cell>
              <table:table-cell office:value-type="float" office:value="0.0716">
                <text:p>0.07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scatter" chart:style-name="ch1">
        <chart:legend chart:legend-position="end" svg:x="14.703cm" svg:y="4.198cm" style:legend-expansion="high" chart:style-name="ch2"/>
        <chart:plot-area chart:style-name="ch3" table:cell-range-address="Recto.B2:Recto.C21 Recto.C1:Recto.C1" chart:data-source-has-labels="row" svg:x="0.319cm" svg:y="0.179cm" svg:width="14.065cm" svg:height="8.636cm">
          <chart:coordinate-region svg:x="1.417cm" svg:y="0.379cm" svg:width="12.873cm" svg:height="7.7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cto.C2:Recto.C21" chart:label-cell-address="Recto.C1:Recto.C1" chart:class="chart:scatter">
            <chart:domain table:cell-range-address="Recto.B2:Recto.B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_D</text:p>
                <draw:g>
                  <svg:desc>Recto.C1:Rect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">
                <text:p>0.44</text:p>
                <draw:g>
                  <svg:desc>Recto.B2:Recto.B21</svg:desc>
                </draw:g>
              </table:table-cell>
              <table:table-cell office:value-type="float" office:value="0.0006">
                <text:p>0.0006</text:p>
                <draw:g>
                  <svg:desc>Recto.C2:Recto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5">
                <text:p>0.715</text:p>
              </table:table-cell>
              <table:table-cell office:value-type="float" office:value="0.00285">
                <text:p>0.00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8">
                <text:p>1.228</text:p>
              </table:table-cell>
              <table:table-cell office:value-type="float" office:value="0.00272">
                <text:p>0.00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84">
                <text:p>1.584</text:p>
              </table:table-cell>
              <table:table-cell office:value-type="float" office:value="0.00416">
                <text:p>0.00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35">
                <text:p>1.935</text:p>
              </table:table-cell>
              <table:table-cell office:value-type="float" office:value="0.00565">
                <text:p>0.00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62">
                <text:p>2.362</text:p>
              </table:table-cell>
              <table:table-cell office:value-type="float" office:value="0.00638">
                <text:p>0.006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91">
                <text:p>2.691</text:p>
              </table:table-cell>
              <table:table-cell office:value-type="float" office:value="0.00809">
                <text:p>0.00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99">
                <text:p>3.099</text:p>
              </table:table-cell>
              <table:table-cell office:value-type="float" office:value="0.00901">
                <text:p>0.00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65">
                <text:p>3.465</text:p>
              </table:table-cell>
              <table:table-cell office:value-type="float" office:value="0.01035">
                <text:p>0.01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24">
                <text:p>3.824</text:p>
              </table:table-cell>
              <table:table-cell office:value-type="float" office:value="0.01176">
                <text:p>0.01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">
                <text:p>4.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7">
                <text:p>4.57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1">
                <text:p>5.01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5">
                <text:p>5.15</text:p>
              </table:table-cell>
              <table:table-cell office:value-type="float" office:value="0.0185">
                <text:p>0.0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17">
                <text:p>5.17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9">
                <text:p>5.19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21">
                <text:p>5.21</text:p>
              </table:table-cell>
              <table:table-cell office:value-type="float" office:value="0.0329">
                <text:p>0.03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2">
                <text:p>5.22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3">
                <text:p>5.23</text:p>
              </table:table-cell>
              <table:table-cell office:value-type="float" office:value="0.0427">
                <text:p>0.04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5">
                <text:p>5.25</text:p>
              </table:table-cell>
              <table:table-cell office:value-type="float" office:value="0.0475">
                <text:p>0.04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8.995cm" xlink:href=".." xlink:type="simple" chart:class="chart:scatter" chart:style-name="ch1">
        <chart:legend chart:legend-position="end" svg:x="13.725cm" svg:y="4.198cm" style:legend-expansion="high" chart:style-name="ch2"/>
        <chart:plot-area chart:style-name="ch3" table:cell-range-address="2recto.B2:2recto.C25" svg:x="0.319cm" svg:y="0.179cm" svg:width="13.087cm" svg:height="8.637cm">
          <chart:coordinate-region svg:x="1.231cm" svg:y="0.378cm" svg:width="12.081cm" svg:height="7.7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recto.C2:2recto.C25" chart:class="chart:scatter">
            <chart:domain table:cell-range-address="2recto.B2:2recto.B25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1">
                <text:p>0.391</text:p>
                <draw:g>
                  <svg:desc>2recto.B2:2recto.B25</svg:desc>
                </draw:g>
              </table:table-cell>
              <table:table-cell office:value-type="float" office:value="0.00109">
                <text:p>0.00109</text:p>
                <draw:g>
                  <svg:desc>2recto.C2:2recto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1">
                <text:p>0.791</text:p>
              </table:table-cell>
              <table:table-cell office:value-type="float" office:value="0.00209">
                <text:p>0.00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59">
                <text:p>1.159</text:p>
              </table:table-cell>
              <table:table-cell office:value-type="float" office:value="0.00341">
                <text:p>0.00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86">
                <text:p>1.586</text:p>
              </table:table-cell>
              <table:table-cell office:value-type="float" office:value="0.00414">
                <text:p>0.00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39">
                <text:p>1.939</text:p>
              </table:table-cell>
              <table:table-cell office:value-type="float" office:value="0.00561">
                <text:p>0.00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48">
                <text:p>2.348</text:p>
              </table:table-cell>
              <table:table-cell office:value-type="float" office:value="0.00652">
                <text:p>0.00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85">
                <text:p>2.685</text:p>
              </table:table-cell>
              <table:table-cell office:value-type="float" office:value="0.00815">
                <text:p>0.00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9">
                <text:p>3.09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54">
                <text:p>3.454</text:p>
              </table:table-cell>
              <table:table-cell office:value-type="float" office:value="0.01046">
                <text:p>0.010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96">
                <text:p>3.896</text:p>
              </table:table-cell>
              <table:table-cell office:value-type="float" office:value="0.01104">
                <text:p>0.01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8">
                <text:p>4.28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4">
                <text:p>4.64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6">
                <text:p>4.96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7">
                <text:p>5.37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8">
                <text:p>5.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16">
                <text:p>6.16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49">
                <text:p>6.49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72">
                <text:p>6.72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75">
                <text:p>6.75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7">
                <text:p>6.77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1">
                <text:p>6.81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3">
                <text:p>6.83</text:p>
              </table:table-cell>
              <table:table-cell office:value-type="float" office:value="0.0417">
                <text:p>0.04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85">
                <text:p>6.85</text:p>
              </table:table-cell>
              <table:table-cell office:value-type="float" office:value="0.0465">
                <text:p>0.04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">
                <text:p>6.88</text:p>
              </table:table-cell>
              <table:table-cell office:value-type="float" office:value="0.0512">
                <text:p>0.05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